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ventImpl.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Impl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alidationEventImpl.setSeverity( int sever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onEventImpl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Impl.setLocator( ValidationEvent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Impl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Impl.ValidationEventImpl( int severity , String message , ValidationEvent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Impl.getLin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Impl.setLinkedException( Throwable link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Impl.getSeve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ventImpl.ValidationEventImpl( int severity , String message , ValidationEventLocator locator , Throwable link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